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44%" fo:margin-top="0.635cm" fo:margin-bottom="0.423cm" fo:margin-right="-0.952cm" style:writing-mode="lr-tb"/>
    </style:style>
    <style:style style:name="T1_1" style:family="text">
      <style:text-properties fo:font-size="28pt" style:font-size-asian="28pt" style:font-size-complex="28pt"/>
    </style:style>
    <style:style style:name="T1_2" style:family="text">
      <style:text-properties fo:font-size="28pt" style:font-size-asian="28pt" style:font-size-complex="28pt"/>
    </style:style>
    <style:style style:name="T1_3" style:family="text">
      <style:text-properties fo:font-size="28pt" style:font-size-asian="28pt" style:font-size-complex="28pt"/>
    </style:style>
    <style:style style:name="T1_4" style:family="text">
      <style:text-properties fo:font-size="28pt" style:font-size-asian="28pt" style:font-size-complex="28pt"/>
    </style:style>
    <style:style style:name="T1_5" style:family="text">
      <style:text-properties fo:font-size="28pt" style:font-size-asian="28pt" style:font-size-complex="28pt"/>
    </style:style>
    <style:style style:name="T1_6" style:family="text">
      <style:text-properties fo:font-size="28pt" style:font-size-asian="28pt" style:font-size-complex="28pt"/>
    </style:style>
    <style:style style:name="T1_7" style:family="text">
      <style:text-properties fo:font-size="28pt" style:font-size-asian="28pt" style:font-size-complex="28pt"/>
    </style:style>
    <style:style style:name="T1_8" style:family="text">
      <style:text-properties fo:font-size="28pt" style:font-size-asian="28pt" style:font-size-complex="28pt"/>
    </style:style>
    <style:style style:name="T1_9" style:family="text">
      <style:text-properties fo:font-size="28pt" style:font-size-asian="28pt" style:font-size-complex="28pt"/>
    </style:style>
    <style:style style:name="T1_10" style:family="text">
      <style:text-properties fo:font-size="28pt" style:font-size-asian="28pt" style:font-size-complex="28pt"/>
    </style:style>
    <style:style style:name="T1_11" style:family="text">
      <style:text-properties fo:font-size="28pt" style:font-size-asian="28pt" style:font-size-complex="28pt"/>
    </style:style>
    <style:style style:name="P2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3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4" style:family="paragraph" style:parent-style-name="Standard">
      <style:paragraph-properties fo:text-align="right" fo:break-before="auto" fo:line-height="144%" fo:margin-top="0.106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44%" fo:margin-top="0.106cm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44%" fo:margin-top="0.106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2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1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44%" fo:margin-top="0.106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2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1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44%" fo:margin-top="0.106cm" fo:margin-bottom="0.106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font-size="12pt" style:font-size-asian="12pt" style:font-size-complex="12pt" fo:font-weight="bold" style:font-weight-asian="bold" style:font-weight-complex="bold"/>
    </style:style>
    <style:style style:name="T8_8" style:family="text">
      <style:text-properties fo:font-size="12pt" style:font-size-asian="12pt" style:font-size-complex="12pt" fo:font-weight="bold" style:font-weight-asian="bold" style:font-weight-complex="bold"/>
    </style:style>
    <style:style style:name="T8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2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44%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1.72cm"/>
    </style:style>
    <style:style style:name="Column3" style:family="table-column">
      <style:table-column-properties style:column-width="7.673cm"/>
    </style:style>
    <style:style style:name="Column4" style:family="table-column">
      <style:table-column-properties style:column-width="4.022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2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2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3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4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5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Heading_20_1">
      <style:paragraph-properties fo:text-align="left" fo:break-before="auto" fo:line-height="138%" style:writing-mode="lr-tb"/>
    </style:style>
    <style:style style:name="P41" style:family="paragraph" style:parent-style-name="Standard">
      <style:paragraph-properties fo:break-before="auto" fo:line-height="115%" style:writing-mode="lr-tb"/>
      <style:text-properties style:font-name="Trebuchet MS" fo:font-size="16pt" style:font-name-asian="Trebuchet MS" style:font-size-asian="16pt" style:font-name-complex="Trebuchet MS" style:font-size-complex="16pt" fo:font-weight="bold" style:font-weight-asian="bold" style:font-weight-complex="bold"/>
    </style:style>
    <style:style style:name="P42" style:family="paragraph" style:parent-style-name="Heading_20_1">
      <style:paragraph-properties fo:break-before="auto" fo:line-height="144%" fo:margin-top="0cm" fo:margin-bottom="0cm" style:writing-mode="lr-tb"/>
    </style:style>
    <style:style style:name="T42_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text-indent="1.27cm" fo:line-height="138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P44" style:family="paragraph" style:parent-style-name="Heading_20_1">
      <style:paragraph-properties fo:break-before="auto" fo:line-height="115%" fo:margin-top="0cm" fo:margin-bottom="0cm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>
      <style:text-properties fo:color="#00b050"/>
    </style:style>
    <style:style style:name="P46" style:family="paragraph" style:parent-style-name="Heading_20_2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Heading_20_2">
      <style:paragraph-properties fo:break-before="auto" fo:line-height="115%" fo:margin-top="0cm" fo:margin-bottom="0cm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text-indent="0cm" fo:line-height="115%" fo:margin-left="2.54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P49" style:family="paragraph" style:parent-style-name="Heading_20_2">
      <style:paragraph-properties fo:break-before="auto" fo:line-height="115%" fo:margin-top="0cm" fo:margin-bottom="0cm" style:writing-mode="lr-tb"/>
    </style:style>
    <style:style style:name="T49_1" style:family="text"/>
    <style:style style:name="P50" style:family="paragraph" style:parent-style-name="Standard">
      <style:paragraph-properties fo:break-before="auto" fo:text-indent="0cm" fo:line-height="115%" fo:margin-left="2.54cm" style:writing-mode="lr-tb"/>
    </style:style>
    <style:style style:name="Table2" style:family="table">
      <style:table-properties table:align="left" style:width="17.568cm" fo:margin-left="-0.132cm"/>
    </style:style>
    <style:style style:name="Column5" style:family="table-column">
      <style:table-column-properties style:column-width="15.558cm"/>
    </style:style>
    <style:style style:name="Column6" style:family="table-column">
      <style:table-column-properties style:column-width="2.011cm"/>
    </style:style>
    <style:style style:name="Row5" style:family="table-row"/>
    <style:style style:name="Cell1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P68" style:family="paragraph" style:parent-style-name="Heading_20_2">
      <style:paragraph-properties fo:break-before="auto" fo:line-height="115%" fo:margin-top="0cm" fo:margin-bottom="0cm" style:writing-mode="lr-tb"/>
    </style:style>
    <style:style style:name="T68_1" style:family="text"/>
    <style:style style:name="P69" style:family="paragraph" style:parent-style-name="Standard">
      <style:paragraph-properties fo:break-before="auto" fo:text-indent="0cm" fo:line-height="115%" fo:margin-left="2.54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auto" fo:line-height="115%" fo:margin-top="0cm" fo:margin-bottom="0cm" style:writing-mode="lr-tb"/>
    </style:style>
    <style:style style:name="T71_1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P73" style:family="paragraph" style:parent-style-name="Heading_20_1">
      <style:paragraph-properties fo:break-before="auto" fo:line-height="115%" fo:margin-top="0cm" fo:margin-bottom="0cm" style:writing-mode="lr-tb"/>
    </style:style>
    <style:style style:name="T73_1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4cm" fo:margin-left="0cm"/>
    </style:style>
    <style:style style:name="Column7" style:family="table-column">
      <style:table-column-properties style:column-width="7.962cm"/>
    </style:style>
    <style:style style:name="Column8" style:family="table-column">
      <style:table-column-properties style:column-width="7.962cm"/>
    </style:style>
    <style:style style:name="Row13" style:family="table-row"/>
    <style:style style:name="Cell33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latório</text:span><text:span text:style-name="T1_2"><text:s/></text:span><text:span text:style-name="T1_3">de</text:span><text:span text:style-name="T1_4"><text:s/></text:span><text:span text:style-name="T1_5">Verificação</text:span><text:span text:style-name="T1_6">/</text:span><text:span text:style-name="T1_7">Validação</text:span><text:span text:style-name="T1_8"><text:s/></text:span><text:span text:style-name="T1_9">de</text:span><text:span text:style-name="T1_10"><text:s/></text:span><text:span text:style-name="T1_11">Requisitos</text:span></text:p>
      <text:p text:style-name="P2"/>
      <text:p text:style-name="P3"/>
      <text:p text:style-name="P4"><text:span text:style-name="T4_1">Projeto</text:span><text:span text:style-name="T4_2">:<text:s/></text:span><text:span text:style-name="T4_3">SVRI</text:span></text:p>
      <text:p text:style-name="P5"/>
      <text:p text:style-name="P6"><text:span text:style-name="T6_1">Responsável</text:span><text:span text:style-name="T6_2"><text:s/></text:span><text:span text:style-name="T6_3">pela</text:span><text:span text:style-name="T6_4"><text:s/></text:span><text:span text:style-name="T6_5">Elaboração</text:span><text:span text:style-name="T6_6">:<text:s/></text:span><text:span text:style-name="T6_7">Marcos</text:span><text:span text:style-name="T6_8"><text:s/></text:span><text:span text:style-name="T6_9">Vinicius</text:span><text:span text:style-name="T6_10"><text:s/></text:span><text:span text:style-name="T6_11">Ribeiro</text:span><text:span text:style-name="T6_12"><text:s/></text:span><text:span text:style-name="T6_13">Silva</text:span></text:p>
      <text:p text:style-name="P7"><text:span text:style-name="T7_1">Função</text:span><text:span text:style-name="T7_2"><text:s/></text:span><text:span text:style-name="T7_3">do</text:span><text:span text:style-name="T7_4"><text:s/></text:span><text:span text:style-name="T7_5">Responsável</text:span><text:span text:style-name="T7_6">:<text:s/></text:span><text:span text:style-name="T7_7">Gerência</text:span><text:span text:style-name="T7_8"><text:s/></text:span><text:span text:style-name="T7_9">de</text:span><text:span text:style-name="T7_10"><text:s/></text:span><text:span text:style-name="T7_11">Verificação</text:span><text:span text:style-name="T7_12"><text:s/>&amp;<text:s/></text:span><text:span text:style-name="T7_13">Validação</text:span></text:p>
      <text:p text:style-name="P8"><text:span text:style-name="T8_1">E</text:span><text:span text:style-name="T8_2">-</text:span><text:span text:style-name="T8_3">mail</text:span><text:span text:style-name="T8_4"><text:s/></text:span><text:span text:style-name="T8_5">do</text:span><text:span text:style-name="T8_6"><text:s/></text:span><text:span text:style-name="T8_7">Responsável</text:span><text:span text:style-name="T8_8">:<text:s/></text:span><text:span text:style-name="T8_9">marcos</text:span><text:span text:style-name="T8_10">.</text:span><text:span text:style-name="T8_11">v</text:span><text:span text:style-name="T8_12">.</text:span><text:span text:style-name="T8_13">silva</text:span><text:span text:style-name="T8_14">@</text:span><text:span text:style-name="T8_15">live</text:span><text:span text:style-name="T8_16">.</text:span><text:span text:style-name="T8_17">com</text:span></text:p>
      <text:p text:style-name="P9"/>
      <text:p text:style-name="P10"/>
      <text:p text:style-name="P11"><text:span text:style-name="T11_1">Histórico</text:span><text:span text:style-name="T11_2"><text:s/></text:span><text:span text:style-name="T11_3">de</text:span><text:span text:style-name="T11_4"><text:s/></text:span><text:span text:style-name="T11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2"><text:span text:style-name="T12_1">Data</text:span></text:p>
          </table:table-cell>
          <table:table-cell table:style-name="Cell2">
            <text:p text:style-name="P13"><text:span text:style-name="T13_1">Versão</text:span></text:p>
          </table:table-cell>
          <table:table-cell table:style-name="Cell3">
            <text:p text:style-name="P14"><text:span text:style-name="T14_1">Descrição</text:span></text:p>
          </table:table-cell>
          <table:table-cell table:style-name="Cell4">
            <text:p text:style-name="P15"><text:span text:style-name="T15_1">Autor</text:span></text:p>
          </table:table-cell>
        </table:table-row>
        <table:table-row table:style-name="Row2">
          <table:table-cell table:style-name="Cell5">
            <text:p text:style-name="P16"><text:span text:style-name="T16_1">15/05/2015</text:span></text:p>
          </table:table-cell>
          <table:table-cell table:style-name="Cell6">
            <text:p text:style-name="P17"><text:span text:style-name="T17_1">1.0</text:span></text:p>
          </table:table-cell>
          <table:table-cell table:style-name="Cell7">
            <text:p text:style-name="P18"><text:span text:style-name="T18_1">1</text:span><text:span text:style-name="T18_2">º</text:span><text:span text:style-name="T18_3"><text:s/></text:span><text:span text:style-name="T18_4">Relatório</text:span><text:span text:style-name="T18_5"><text:s/></text:span><text:span text:style-name="T18_6">de</text:span><text:span text:style-name="T18_7"><text:s/></text:span><text:span text:style-name="T18_8">Verificação</text:span><text:span text:style-name="T18_9"><text:s/></text:span><text:span text:style-name="T18_10">e</text:span><text:span text:style-name="T18_11"><text:s/></text:span><text:span text:style-name="T18_12">Validação</text:span></text:p>
          </table:table-cell>
          <table:table-cell table:style-name="Cell8">
            <text:p text:style-name="P19"><text:span text:style-name="T19_1">Marcos</text:span><text:span text:style-name="T19_2"><text:s/></text:span><text:span text:style-name="T19_3">Vinicius</text:span></text:p>
          </table:table-cell>
        </table:table-row>
        <table:table-row table:style-name="Row3">
          <table:table-cell table:style-name="Cell9">
            <text:p text:style-name="P20"/>
          </table:table-cell>
          <table:table-cell table:style-name="Cell10">
            <text:p text:style-name="P21"/>
          </table:table-cell>
          <table:table-cell table:style-name="Cell11">
            <text:p text:style-name="P22"/>
          </table:table-cell>
          <table:table-cell table:style-name="Cell12">
            <text:p text:style-name="P23"/>
          </table:table-cell>
        </table:table-row>
        <table:table-row table:style-name="Row4">
          <table:table-cell table:style-name="Cell13">
            <text:p text:style-name="P24"/>
          </table:table-cell>
          <table:table-cell table:style-name="Cell14">
            <text:p text:style-name="P25"/>
          </table:table-cell>
          <table:table-cell table:style-name="Cell15">
            <text:p text:style-name="P26"/>
          </table:table-cell>
          <table:table-cell table:style-name="Cell16">
            <text:p text:style-name="P27"/>
          </table:table-cell>
        </table:table-row>
      </table:table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h text:style-name="P40" text:outline-level="10"><text:bookmark-start text:name="h.2pf8xf7pqtj1"/><text:bookmark-end text:name="h.2pf8xf7pqtj1"/></text:h>
      <text:p text:style-name="P41"/>
      <text:list text:style-name="LS1" xml:id="list0">
        <text:list-item>
          <text:h text:style-name="P42" text:outline-level="10"><text:bookmark-start text:name="h.ephnywe5eqvm"/><text:bookmark-end text:name="h.ephnywe5eqvm"/><text:span text:style-name="T42_1">Propósito</text:span></text:h>
        </text:list-item>
      </text:list>
      <text:p text:style-name="P43"><text:span text:style-name="T43_1">O</text:span><text:span text:style-name="T43_2"><text:s/></text:span><text:span text:style-name="T43_3">propósito</text:span><text:span text:style-name="T43_4"><text:s/></text:span><text:span text:style-name="T43_5">desse</text:span><text:span text:style-name="T43_6"><text:s/></text:span><text:span text:style-name="T43_7">documento</text:span><text:span text:style-name="T43_8"><text:s/></text:span><text:span text:style-name="T43_9">é</text:span><text:span text:style-name="T43_10"><text:s/></text:span><text:span text:style-name="T43_11">o</text:span><text:span text:style-name="T43_12"><text:s/></text:span><text:span text:style-name="T43_13">de</text:span><text:span text:style-name="T43_14"><text:s/></text:span><text:span text:style-name="T43_15">relatar</text:span><text:span text:style-name="T43_16"><text:s/></text:span><text:span text:style-name="T43_17">as</text:span><text:span text:style-name="T43_18"><text:s/></text:span><text:span text:style-name="T43_19">não</text:span><text:span text:style-name="T43_20">-</text:span><text:span text:style-name="T43_21">conformidades</text:span><text:span text:style-name="T43_22"><text:s/></text:span><text:span text:style-name="T43_23">encontradas</text:span><text:span text:style-name="T43_24"><text:s/></text:span><text:span text:style-name="T43_25">no</text:span><text:span text:style-name="T43_26"><text:s/></text:span><text:span text:style-name="T43_27">Documento</text:span><text:span text:style-name="T43_28"><text:s/></text:span><text:span text:style-name="T43_29">de</text:span><text:span text:style-name="T43_30"><text:s/></text:span><text:span text:style-name="T43_31">Especificação</text:span><text:span text:style-name="T43_32"><text:s/></text:span><text:span text:style-name="T43_33">de</text:span><text:span text:style-name="T43_34"><text:s/></text:span><text:span text:style-name="T43_35">Objetivos</text:span><text:span text:style-name="T43_36"><text:s/></text:span><text:span text:style-name="T43_37">e</text:span><text:span text:style-name="T43_38"><text:s/></text:span><text:span text:style-name="T43_39">Requisitos</text:span><text:span text:style-name="T43_40"><text:s/></text:span><text:span text:style-name="T43_41">do</text:span><text:span text:style-name="T43_42"><text:s/></text:span><text:span text:style-name="T43_43">projeto</text:span><text:span text:style-name="T43_44"><text:s/></text:span><text:span text:style-name="T43_45">SVRI</text:span><text:span text:style-name="T43_46">.</text:span></text:p>
      <text:list text:style-name="LS1" xml:id="list1" text:continue-list="list0">
        <text:list-item>
          <text:h text:style-name="P44" text:outline-level="10"><text:bookmark-start text:name="h.ha6phynhnr2b"/><text:bookmark-end text:name="h.ha6phynhnr2b"/><text:span text:style-name="T44_1">Relatório</text:span></text:h>
        </text:list-item>
      </text:list>
      <text:p text:style-name="P45"><text:span text:style-name="T45_1">A</text:span><text:span text:style-name="T45_2"><text:s/></text:span><text:span text:style-name="T45_3">seguir</text:span><text:span text:style-name="T45_4"><text:s/></text:span><text:span text:style-name="T45_5">estão</text:span><text:span text:style-name="T45_6"><text:s/></text:span><text:span text:style-name="T45_7">dispostos</text:span><text:span text:style-name="T45_8"><text:s/></text:span><text:span text:style-name="T45_9">os</text:span><text:span text:style-name="T45_10"><text:s/></text:span><text:span text:style-name="T45_11">resultados</text:span><text:span text:style-name="T45_12"><text:s/></text:span><text:span text:style-name="T45_13">da</text:span><text:span text:style-name="T45_14"><text:s/></text:span><text:span text:style-name="T45_15">atividade</text:span><text:span text:style-name="T45_16"><text:s/></text:span><text:span text:style-name="T45_17">de</text:span><text:span text:style-name="T45_18"><text:s/></text:span><text:span text:style-name="T45_19">V</text:span><text:span text:style-name="T45_20">&amp;</text:span><text:span text:style-name="T45_21">V</text:span><text:span text:style-name="T45_22"><text:s/></text:span><text:span text:style-name="T45_23">realizada</text:span><text:span text:style-name="T45_24"><text:s/></text:span><text:span text:style-name="T45_25">sobre</text:span><text:span text:style-name="T45_26"><text:s/></text:span><text:span text:style-name="T45_27">o</text:span><text:span text:style-name="T45_28"><text:s/></text:span><text:span text:style-name="T45_29">EOR</text:span><text:span text:style-name="T45_30">.</text:span><text:span text:style-name="T45_31"><text:s/></text:span></text:p>
      <text:list text:style-name="LS1" xml:id="list2" text:continue-list="list0">
        <text:list-item>
          <text:list>
            <text:list-item>
              <text:h text:style-name="P46" text:outline-level="10"><text:bookmark-start text:name="h.w13uvrpd5ba1"/><text:bookmark-end text:name="h.w13uvrpd5ba1"/><text:span text:style-name="T46_1">EOR</text:span><text:span text:style-name="T46_2"><text:s/>-<text:s/></text:span><text:span text:style-name="T46_3">Documento</text:span><text:span text:style-name="T46_4"><text:s/></text:span><text:span text:style-name="T46_5">de</text:span><text:span text:style-name="T46_6"><text:s/></text:span><text:span text:style-name="T46_7">Especificação</text:span><text:span text:style-name="T46_8"><text:s/></text:span><text:span text:style-name="T46_9">de</text:span><text:span text:style-name="T46_10"><text:s/></text:span><text:span text:style-name="T46_11">Objetivos</text:span><text:span text:style-name="T46_12"><text:s/></text:span><text:span text:style-name="T46_13">e</text:span><text:span text:style-name="T46_14"><text:s/></text:span><text:span text:style-name="T46_15">Requisitos</text:span></text:h>
              <text:list>
                <text:list-item>
                  <text:h text:style-name="P47" text:outline-level="10"><text:bookmark-start text:name="h.66e4iveilum5"/><text:bookmark-end text:name="h.66e4iveilum5"/><text:span text:style-name="T47_1">Documentos</text:span><text:span text:style-name="T47_2"><text:s/></text:span></text:h>
                </text:list-item>
              </text:list>
            </text:list-item>
          </text:list>
        </text:list-item>
      </text:list>
      <text:p text:style-name="P48"><text:span text:style-name="T48_1">O</text:span><text:span text:style-name="T48_2"><text:s/></text:span><text:span text:style-name="T48_3">documento</text:span><text:span text:style-name="T48_4"><text:s/></text:span><text:span text:style-name="T48_5">Especificação</text:span><text:span text:style-name="T48_6"><text:s/></text:span><text:span text:style-name="T48_7">de</text:span><text:span text:style-name="T48_8"><text:s/></text:span><text:span text:style-name="T48_9">Objetivos</text:span><text:span text:style-name="T48_10"><text:s/></text:span><text:span text:style-name="T48_11">e</text:span><text:span text:style-name="T48_12"><text:s/></text:span><text:span text:style-name="T48_13">Requisitos</text:span><text:span text:style-name="T48_14"><text:s/></text:span><text:span text:style-name="T48_15">será</text:span><text:span text:style-name="T48_16"><text:s/></text:span><text:span text:style-name="T48_17">utilizado</text:span><text:span text:style-name="T48_18"><text:s/></text:span><text:span text:style-name="T48_19">para</text:span><text:span text:style-name="T48_20"><text:s/></text:span><text:span text:style-name="T48_21">esta</text:span><text:span text:style-name="T48_22"><text:s/></text:span><text:span text:style-name="T48_23">avaliação</text:span><text:span text:style-name="T48_24">.</text:span></text:p>
      <text:list text:style-name="LS1" xml:id="list4" text:continue-list="list0">
        <text:list-item>
          <text:list>
            <text:list-item>
              <text:list>
                <text:list-item>
                  <text:h text:style-name="P49" text:outline-level="10"><text:bookmark-start text:name="h.lwqpe8ezidu2"/><text:bookmark-end text:name="h.lwqpe8ezidu2"/><text:span text:style-name="T49_1">Problemas</text:span></text:h>
                </text:list-item>
              </text:list>
            </text:list-item>
          </text:list>
        </text:list-item>
      </text:list>
      <text:p text:style-name="P50"/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51"><text:span text:style-name="T51_1">Problemas</text:span></text:p>
          </table:table-cell>
          <table:table-cell table:style-name="Cell18">
            <text:p text:style-name="P52"><text:span text:style-name="T52_1">Impacto</text:span></text:p>
          </table:table-cell>
        </table:table-row>
        <table:table-row table:style-name="Row6">
          <table:table-cell table:style-name="Cell19">
            <text:p text:style-name="P53"><text:span text:style-name="T53_1">No</text:span><text:span text:style-name="T53_2"><text:s/></text:span><text:span text:style-name="T53_3">RF</text:span><text:span text:style-name="T53_4">14<text:s/></text:span><text:span text:style-name="T53_5">foi</text:span><text:span text:style-name="T53_6"><text:s/></text:span><text:span text:style-name="T53_7">encontrado</text:span><text:span text:style-name="T53_8"><text:s/></text:span><text:span text:style-name="T53_9">uma</text:span><text:span text:style-name="T53_10"><text:s/></text:span><text:span text:style-name="T53_11">ausência</text:span><text:span text:style-name="T53_12"><text:s/></text:span><text:span text:style-name="T53_13">de</text:span><text:span text:style-name="T53_14"><text:s/></text:span><text:span text:style-name="T53_15">um</text:span><text:span text:style-name="T53_16"><text:s/></text:span><text:span text:style-name="T53_17">atributo</text:span><text:span text:style-name="T53_18"><text:s/></text:span><text:span text:style-name="T53_19">previamente</text:span><text:span text:style-name="T53_20"><text:s/></text:span><text:span text:style-name="T53_21">referenciado</text:span><text:span text:style-name="T53_22"><text:s/></text:span><text:span text:style-name="T53_23">como</text:span><text:span text:style-name="T53_24"><text:s/></text:span><text:span text:style-name="T53_25">importante</text:span><text:span text:style-name="T53_26">,<text:s/></text:span><text:span text:style-name="T53_27">que</text:span><text:span text:style-name="T53_28"><text:s/></text:span><text:span text:style-name="T53_29">seria</text:span><text:span text:style-name="T53_30"><text:s/></text:span><text:span text:style-name="T53_31">a</text:span><text:span text:style-name="T53_32"><text:s/></text:span><text:span text:style-name="T53_33">identificação</text:span><text:span text:style-name="T53_34"><text:s/></text:span><text:span text:style-name="T53_35">da</text:span><text:span text:style-name="T53_36"><text:s/></text:span><text:span text:style-name="T53_37">atração</text:span><text:span text:style-name="T53_38"><text:s/></text:span><text:span text:style-name="T53_39">que</text:span><text:span text:style-name="T53_40"><text:s/></text:span><text:span text:style-name="T53_41">cada</text:span><text:span text:style-name="T53_42"><text:s/></text:span><text:span text:style-name="T53_43">sessão</text:span><text:span text:style-name="T53_44"><text:s/></text:span><text:span text:style-name="T53_45">possui</text:span><text:span text:style-name="T53_46">.</text:span></text:p>
          </table:table-cell>
          <table:table-cell table:style-name="Cell20">
            <text:p text:style-name="P54"><text:span text:style-name="T54_1">Baixo</text:span></text:p>
          </table:table-cell>
        </table:table-row>
        <table:table-row table:style-name="Row7">
          <table:table-cell table:style-name="Cell21">
            <text:p text:style-name="P55"><text:span text:style-name="T55_1">Na</text:span><text:span text:style-name="T55_2"><text:s/></text:span><text:span text:style-name="T55_3">descrição</text:span><text:span text:style-name="T55_4"><text:s/></text:span><text:span text:style-name="T55_5">do</text:span><text:span text:style-name="T55_6"><text:s/></text:span><text:span text:style-name="T55_7">RF</text:span><text:span text:style-name="T55_8">11,<text:s/></text:span><text:span text:style-name="T55_9">há</text:span><text:span text:style-name="T55_10"><text:s/></text:span><text:span text:style-name="T55_11">uma</text:span><text:span text:style-name="T55_12"><text:s/></text:span><text:span text:style-name="T55_13">restrição</text:span><text:span text:style-name="T55_14"><text:s/></text:span><text:span text:style-name="T55_15">quanto</text:span><text:span text:style-name="T55_16"><text:s/></text:span><text:span text:style-name="T55_17">ao</text:span><text:span text:style-name="T55_18"><text:s/></text:span><text:span text:style-name="T55_19">modo</text:span><text:span text:style-name="T55_20"><text:s/></text:span><text:span text:style-name="T55_21">de</text:span><text:span text:style-name="T55_22"><text:s/></text:span><text:span text:style-name="T55_23">exibição</text:span><text:span text:style-name="T55_24">,<text:s/></text:span><text:span text:style-name="T55_25">que</text:span><text:span text:style-name="T55_26"><text:s/></text:span><text:span text:style-name="T55_27">restringe</text:span><text:span text:style-name="T55_28"><text:s/></text:span><text:span text:style-name="T55_29">em</text:span><text:span text:style-name="T55_30"><text:s/></text:span><text:span text:style-name="T55_31">apenas</text:span><text:span text:style-name="T55_32"><text:s/>3</text:span><text:span text:style-name="T55_33">D</text:span><text:span text:style-name="T55_34"><text:s/></text:span><text:span text:style-name="T55_35">ou</text:span><text:span text:style-name="T55_36"><text:s/></text:span><text:span text:style-name="T55_37">não</text:span><text:span text:style-name="T55_38">,<text:s/></text:span><text:span text:style-name="T55_39">quando</text:span><text:span text:style-name="T55_40"><text:s/></text:span><text:span text:style-name="T55_41">deveria</text:span><text:span text:style-name="T55_42"><text:s/></text:span><text:span text:style-name="T55_43">poder</text:span><text:span text:style-name="T55_44"><text:s/></text:span><text:span text:style-name="T55_45">aceitar</text:span><text:span text:style-name="T55_46"><text:s/></text:span><text:span text:style-name="T55_47">qualquer</text:span><text:span text:style-name="T55_48"><text:s/></text:span><text:span text:style-name="T55_49">tipo</text:span><text:span text:style-name="T55_50"><text:s/></text:span><text:span text:style-name="T55_51">de</text:span><text:span text:style-name="T55_52"><text:s/></text:span><text:span text:style-name="T55_53">exibição</text:span><text:span text:style-name="T55_54">.</text:span></text:p>
          </table:table-cell>
          <table:table-cell table:style-name="Cell22">
            <text:p text:style-name="P56"><text:span text:style-name="T56_1">Baixo</text:span></text:p>
          </table:table-cell>
        </table:table-row>
        <table:table-row table:style-name="Row8">
          <table:table-cell table:style-name="Cell23">
            <text:p text:style-name="P57"><text:span text:style-name="T57_1">Nas</text:span><text:span text:style-name="T57_2"><text:s/></text:span><text:span text:style-name="T57_3">descrições</text:span><text:span text:style-name="T57_4"><text:s/></text:span><text:span text:style-name="T57_5">dos</text:span><text:span text:style-name="T57_6"><text:s/></text:span><text:span text:style-name="T57_7">requisitos</text:span><text:span text:style-name="T57_8">,<text:s/></text:span><text:span text:style-name="T57_9">não</text:span><text:span text:style-name="T57_10"><text:s/></text:span><text:span text:style-name="T57_11">há</text:span><text:span text:style-name="T57_12"><text:s/></text:span><text:span text:style-name="T57_13">uma</text:span><text:span text:style-name="T57_14"><text:s/></text:span><text:span text:style-name="T57_15">clara</text:span><text:span text:style-name="T57_16"><text:s/></text:span><text:span text:style-name="T57_17">distinção</text:span><text:span text:style-name="T57_18"><text:s/></text:span><text:span text:style-name="T57_19">entre</text:span><text:span text:style-name="T57_20"><text:s/></text:span><text:span text:style-name="T57_21">os</text:span><text:span text:style-name="T57_22"><text:s/></text:span><text:span text:style-name="T57_23">diferentes</text:span><text:span text:style-name="T57_24"><text:s/>“</text:span><text:span text:style-name="T57_25">usuários</text:span><text:span text:style-name="T57_26">”<text:s/></text:span><text:span text:style-name="T57_27">do</text:span><text:span text:style-name="T57_28"><text:s/></text:span><text:span text:style-name="T57_29">sistema</text:span><text:span text:style-name="T57_30">,<text:s/></text:span><text:span text:style-name="T57_31">deixando</text:span><text:span text:style-name="T57_32"><text:s/></text:span><text:span text:style-name="T57_33">um</text:span><text:span text:style-name="T57_34"><text:s/></text:span><text:span text:style-name="T57_35">sentido</text:span><text:span text:style-name="T57_36"><text:s/></text:span><text:span text:style-name="T57_37">ambíguo</text:span><text:span text:style-name="T57_38"><text:s/></text:span><text:span text:style-name="T57_39">quando</text:span><text:span text:style-name="T57_40"><text:s/></text:span><text:span text:style-name="T57_41">não</text:span><text:span text:style-name="T57_42"><text:s/></text:span><text:span text:style-name="T57_43">se</text:span><text:span text:style-name="T57_44"><text:s/></text:span><text:span text:style-name="T57_45">especifica</text:span><text:span text:style-name="T57_46"><text:s/></text:span><text:span text:style-name="T57_47">se</text:span><text:span text:style-name="T57_48"><text:s/></text:span><text:span text:style-name="T57_49">os</text:span><text:span text:style-name="T57_50"><text:s/></text:span><text:span text:style-name="T57_51">usuários</text:span><text:span text:style-name="T57_52"><text:s/></text:span><text:span text:style-name="T57_53">citados</text:span><text:span text:style-name="T57_54"><text:s/></text:span><text:span text:style-name="T57_55">são</text:span><text:span text:style-name="T57_56"><text:s/></text:span><text:span text:style-name="T57_57">clientes</text:span><text:span text:style-name="T57_58"><text:s/></text:span><text:span text:style-name="T57_59">ou</text:span><text:span text:style-name="T57_60"><text:s/></text:span><text:span text:style-name="T57_61">quaisquer</text:span><text:span text:style-name="T57_62"><text:s/></text:span><text:span text:style-name="T57_63">outros</text:span><text:span text:style-name="T57_64"><text:s/></text:span><text:span text:style-name="T57_65">usuários</text:span><text:span text:style-name="T57_66"><text:s/></text:span><text:span text:style-name="T57_67">do</text:span><text:span text:style-name="T57_68"><text:s/></text:span><text:span text:style-name="T57_69">sistema</text:span><text:span text:style-name="T57_70">.</text:span></text:p>
          </table:table-cell>
          <table:table-cell table:style-name="Cell24">
            <text:p text:style-name="P58"><text:span text:style-name="T58_1">Baixo</text:span></text:p>
          </table:table-cell>
        </table:table-row>
        <table:table-row table:style-name="Row9">
          <table:table-cell table:style-name="Cell25">
            <text:p text:style-name="P59"><text:span text:style-name="T59_1">Há</text:span><text:span text:style-name="T59_2"><text:s/></text:span><text:span text:style-name="T59_3">um</text:span><text:span text:style-name="T59_4"><text:s/></text:span><text:span text:style-name="T59_5">problema</text:span><text:span text:style-name="T59_6"><text:s/></text:span><text:span text:style-name="T59_7">nos</text:span><text:span text:style-name="T59_8"><text:s/></text:span><text:span text:style-name="T59_9">RF</text:span><text:span text:style-name="T59_10">04<text:s/></text:span><text:span text:style-name="T59_11">e</text:span><text:span text:style-name="T59_12"><text:s/></text:span><text:span text:style-name="T59_13">RF</text:span><text:span text:style-name="T59_14">20,<text:s/></text:span><text:span text:style-name="T59_15">que</text:span><text:span text:style-name="T59_16"><text:s/></text:span><text:span text:style-name="T59_17">não</text:span><text:span text:style-name="T59_18"><text:s/></text:span><text:span text:style-name="T59_19">detalha</text:span><text:span text:style-name="T59_20"><text:s/></text:span><text:span text:style-name="T59_21">quais</text:span><text:span text:style-name="T59_22"><text:s/></text:span><text:span text:style-name="T59_23">são</text:span><text:span text:style-name="T59_24"><text:s/></text:span><text:span text:style-name="T59_25">as</text:span><text:span text:style-name="T59_26"><text:s/></text:span><text:span text:style-name="T59_27">informações</text:span><text:span text:style-name="T59_28"><text:s/></text:span><text:span text:style-name="T59_29">necessárias</text:span><text:span text:style-name="T59_30"><text:s/></text:span><text:span text:style-name="T59_31">para</text:span><text:span text:style-name="T59_32"><text:s/></text:span><text:span text:style-name="T59_33">um</text:span><text:span text:style-name="T59_34"><text:s/></text:span><text:span text:style-name="T59_35">usuário</text:span><text:span text:style-name="T59_36"><text:s/></text:span><text:span text:style-name="T59_37">novo</text:span><text:span text:style-name="T59_38"><text:s/></text:span><text:span text:style-name="T59_39">se</text:span><text:span text:style-name="T59_40"><text:s/></text:span><text:span text:style-name="T59_41">cadastrar</text:span><text:span text:style-name="T59_42"><text:s/></text:span><text:span text:style-name="T59_43">ou</text:span><text:span text:style-name="T59_44"><text:s/></text:span><text:span text:style-name="T59_45">se</text:span><text:span text:style-name="T59_46"><text:s/></text:span><text:span text:style-name="T59_47">logar</text:span><text:span text:style-name="T59_48"><text:s/></text:span><text:span text:style-name="T59_49">no</text:span><text:span text:style-name="T59_50"><text:s/></text:span><text:span text:style-name="T59_51">sistema</text:span><text:span text:style-name="T59_52">,<text:s/></text:span><text:span text:style-name="T59_53">sendo</text:span><text:span text:style-name="T59_54"><text:s/></text:span><text:span text:style-name="T59_55">que</text:span><text:span text:style-name="T59_56"><text:s/></text:span><text:span text:style-name="T59_57">essas</text:span><text:span text:style-name="T59_58"><text:s/></text:span><text:span text:style-name="T59_59">informações</text:span><text:span text:style-name="T59_60"><text:s/></text:span><text:span text:style-name="T59_61">foram</text:span><text:span text:style-name="T59_62"><text:s/></text:span><text:span text:style-name="T59_63">apenas</text:span><text:span text:style-name="T59_64"><text:s/></text:span><text:span text:style-name="T59_65">detalhadas</text:span><text:span text:style-name="T59_66"><text:s/></text:span><text:span text:style-name="T59_67">na</text:span><text:span text:style-name="T59_68"><text:s/></text:span><text:span text:style-name="T59_69">descrição</text:span><text:span text:style-name="T59_70"><text:s/></text:span><text:span text:style-name="T59_71">do</text:span><text:span text:style-name="T59_72"><text:s/></text:span><text:span text:style-name="T59_73">caso</text:span><text:span text:style-name="T59_74"><text:s/></text:span><text:span text:style-name="T59_75">de</text:span><text:span text:style-name="T59_76"><text:s/></text:span><text:span text:style-name="T59_77">uso</text:span><text:span text:style-name="T59_78"><text:s/></text:span><text:span text:style-name="T59_79">que</text:span><text:span text:style-name="T59_80"><text:s/></text:span><text:span text:style-name="T59_81">utiliza</text:span><text:span text:style-name="T59_82"><text:s/></text:span><text:span text:style-name="T59_83">dessa</text:span><text:span text:style-name="T59_84"><text:s/></text:span><text:span text:style-name="T59_85">funcionalidade</text:span><text:span text:style-name="T59_86">.<text:s/></text:span></text:p>
          </table:table-cell>
          <table:table-cell table:style-name="Cell26">
            <text:p text:style-name="P60"><text:span text:style-name="T60_1">Baixo</text:span></text:p>
          </table:table-cell>
        </table:table-row>
        <table:table-row table:style-name="Row10">
          <table:table-cell table:style-name="Cell27">
            <text:p text:style-name="P61"><text:span text:style-name="T61_1">No</text:span><text:span text:style-name="T61_2"><text:s/></text:span><text:span text:style-name="T61_3">RF</text:span><text:span text:style-name="T61_4">19<text:s/></text:span><text:span text:style-name="T61_5">não</text:span><text:span text:style-name="T61_6"><text:s/></text:span><text:span text:style-name="T61_7">foram</text:span><text:span text:style-name="T61_8"><text:s/></text:span><text:span text:style-name="T61_9">especificados</text:span><text:span text:style-name="T61_10"><text:s/></text:span><text:span text:style-name="T61_11">os</text:span><text:span text:style-name="T61_12"><text:s/></text:span><text:span text:style-name="T61_13">campos</text:span><text:span text:style-name="T61_14"><text:s/></text:span><text:span text:style-name="T61_15">necessários</text:span><text:span text:style-name="T61_16"><text:s/></text:span><text:span text:style-name="T61_17">para</text:span><text:span text:style-name="T61_18"><text:s/></text:span><text:span text:style-name="T61_19">os</text:span><text:span text:style-name="T61_20"><text:s/></text:span><text:span text:style-name="T61_21">novos</text:span><text:span text:style-name="T61_22"><text:s/></text:span><text:span text:style-name="T61_23">de</text:span><text:span text:style-name="T61_24"><text:s/></text:span><text:span text:style-name="T61_25">tipo</text:span><text:span text:style-name="T61_26"><text:s/></text:span><text:span text:style-name="T61_27">de</text:span><text:span text:style-name="T61_28"><text:s/></text:span><text:span text:style-name="T61_29">ingresso</text:span><text:span text:style-name="T61_30">,<text:s/></text:span><text:span text:style-name="T61_31">como</text:span><text:span text:style-name="T61_32"><text:s/></text:span><text:span text:style-name="T61_33">preço</text:span><text:span text:style-name="T61_34"><text:s/></text:span><text:span text:style-name="T61_35">e</text:span><text:span text:style-name="T61_36"><text:s/></text:span><text:span text:style-name="T61_37">descrição</text:span><text:span text:style-name="T61_38">.</text:span></text:p>
          </table:table-cell>
          <table:table-cell table:style-name="Cell28">
            <text:p text:style-name="P62"><text:span text:style-name="T62_1">Médio</text:span></text:p>
          </table:table-cell>
        </table:table-row>
        <table:table-row table:style-name="Row11">
          <table:table-cell table:style-name="Cell29">
            <text:p text:style-name="P63"><text:span text:style-name="T63_1">Os</text:span><text:span text:style-name="T63_2"><text:s/></text:span><text:span text:style-name="T63_3">requisitos</text:span><text:span text:style-name="T63_4"><text:s/></text:span><text:span text:style-name="T63_5">RF</text:span><text:span text:style-name="T63_6">10<text:s/></text:span><text:span text:style-name="T63_7">e</text:span><text:span text:style-name="T63_8"><text:s/></text:span><text:span text:style-name="T63_9">RF</text:span><text:span text:style-name="T63_10">14<text:s/></text:span><text:span text:style-name="T63_11">também</text:span><text:span text:style-name="T63_12"><text:s/></text:span><text:span text:style-name="T63_13">estão</text:span><text:span text:style-name="T63_14"><text:s/></text:span><text:span text:style-name="T63_15">muito</text:span><text:span text:style-name="T63_16"><text:s/></text:span><text:span text:style-name="T63_17">semelhantes</text:span><text:span text:style-name="T63_18">,<text:s/></text:span><text:span text:style-name="T63_19">com</text:span><text:span text:style-name="T63_20"><text:s/></text:span><text:span text:style-name="T63_21">uma</text:span><text:span text:style-name="T63_22"><text:s/></text:span><text:span text:style-name="T63_23">descrição</text:span><text:span text:style-name="T63_24"><text:s/></text:span><text:span text:style-name="T63_25">bastante</text:span><text:span text:style-name="T63_26"><text:s/></text:span><text:span text:style-name="T63_27">parecida</text:span><text:span text:style-name="T63_28"><text:s/></text:span><text:span text:style-name="T63_29">que</text:span><text:span text:style-name="T63_30"><text:s/></text:span><text:span text:style-name="T63_31">poderia</text:span><text:span text:style-name="T63_32"><text:s/></text:span><text:span text:style-name="T63_33">ser</text:span><text:span text:style-name="T63_34"><text:s/></text:span><text:span text:style-name="T63_35">facilmente</text:span><text:span text:style-name="T63_36"><text:s/></text:span><text:span text:style-name="T63_37">melhorada</text:span><text:span text:style-name="T63_38">.</text:span></text:p>
          </table:table-cell>
          <table:table-cell table:style-name="Cell30">
            <text:p text:style-name="P64"><text:span text:style-name="T64_1">Baixo</text:span></text:p>
          </table:table-cell>
        </table:table-row>
        <table:table-row table:style-name="Row12">
          <table:table-cell table:style-name="Cell31">
            <text:p text:style-name="P65"><text:span text:style-name="T65_1">O</text:span><text:span text:style-name="T65_2"><text:s/></text:span><text:span text:style-name="T65_3">RNF</text:span><text:span text:style-name="T65_4">5<text:s/></text:span><text:span text:style-name="T65_5">não</text:span><text:span text:style-name="T65_6"><text:s/></text:span><text:span text:style-name="T65_7">possui</text:span><text:span text:style-name="T65_8"><text:s/></text:span><text:span text:style-name="T65_9">boa</text:span><text:span text:style-name="T65_10"><text:s/></text:span><text:span text:style-name="T65_11">testabilidade</text:span><text:span text:style-name="T65_12">,<text:s/></text:span><text:span text:style-name="T65_13">pois</text:span><text:span text:style-name="T65_14"><text:s/></text:span><text:span text:style-name="T65_15">não</text:span><text:span text:style-name="T65_16"><text:s/></text:span><text:span text:style-name="T65_17">há</text:span><text:span text:style-name="T65_18"><text:s/></text:span><text:span text:style-name="T65_19">formas</text:span><text:span text:style-name="T65_20"><text:s/></text:span><text:span text:style-name="T65_21">eficientes</text:span><text:span text:style-name="T65_22"><text:s/></text:span><text:span text:style-name="T65_23">de</text:span><text:span text:style-name="T65_24"><text:s/></text:span><text:span text:style-name="T65_25">realizar</text:span><text:span text:style-name="T65_26"><text:s/></text:span><text:span text:style-name="T65_27">testes</text:span><text:span text:style-name="T65_28"><text:s/></text:span><text:span text:style-name="T65_29">referenciados</text:span><text:span text:style-name="T65_30"><text:s/></text:span><text:span text:style-name="T65_31">a</text:span><text:span text:style-name="T65_32"><text:s/></text:span><text:span text:style-name="T65_33">tempo</text:span><text:span text:style-name="T65_34"><text:s/></text:span><text:span text:style-name="T65_35">e</text:span><text:span text:style-name="T65_36"><text:s/></text:span><text:span text:style-name="T65_37">espaço</text:span><text:span text:style-name="T65_38">.</text:span></text:p>
          </table:table-cell>
          <table:table-cell table:style-name="Cell32">
            <text:p text:style-name="P66"><text:span text:style-name="T66_1">Baixo</text:span></text:p>
          </table:table-cell>
        </table:table-row>
      </table:table>
      <text:p text:style-name="P67"/>
      <text:list text:style-name="LS1" xml:id="list5" text:continue-list="list0">
        <text:list-item>
          <text:list>
            <text:list-item>
              <text:list>
                <text:list-item>
                  <text:h text:style-name="P68" text:outline-level="10"><text:bookmark-start text:name="h.l222mc9xvlke"/><text:bookmark-end text:name="h.l222mc9xvlke"/><text:span text:style-name="T68_1">Decisão</text:span></text:h>
                </text:list-item>
              </text:list>
            </text:list-item>
          </text:list>
        </text:list-item>
      </text:list>
      <text:p text:style-name="P69"><text:span text:style-name="T69_1">Diante</text:span><text:span text:style-name="T69_2"><text:s/></text:span><text:span text:style-name="T69_3">dos</text:span><text:span text:style-name="T69_4"><text:s/></text:span><text:span text:style-name="T69_5">problemas</text:span><text:span text:style-name="T69_6"><text:s/></text:span><text:span text:style-name="T69_7">relacionados</text:span><text:span text:style-name="T69_8"><text:s/></text:span><text:span text:style-name="T69_9">acima</text:span><text:span text:style-name="T69_10">,<text:s/></text:span><text:span text:style-name="T69_11">será</text:span><text:span text:style-name="T69_12"><text:s/></text:span><text:span text:style-name="T69_13">solicitada</text:span><text:span text:style-name="T69_14"><text:s/></text:span><text:span text:style-name="T69_15">a</text:span><text:span text:style-name="T69_16"><text:s/></text:span><text:span text:style-name="T69_17">correção</text:span><text:span text:style-name="T69_18"><text:s/></text:span><text:span text:style-name="T69_19">para</text:span><text:span text:style-name="T69_20"><text:s/></text:span><text:span text:style-name="T69_21">todos</text:span><text:span text:style-name="T69_22">.<text:s/></text:span><text:span text:style-name="T69_23">Serão</text:span><text:span text:style-name="T69_24"><text:s/></text:span><text:span text:style-name="T69_25">priorizadas</text:span><text:span text:style-name="T69_26"><text:s/></text:span><text:span text:style-name="T69_27">as</text:span><text:span text:style-name="T69_28"><text:s/></text:span><text:span text:style-name="T69_29">alterações</text:span><text:span text:style-name="T69_30"><text:s/></text:span><text:span text:style-name="T69_31">de</text:span><text:span text:style-name="T69_32"><text:s/></text:span><text:span text:style-name="T69_33">menor</text:span><text:span text:style-name="T69_34"><text:s/></text:span><text:span text:style-name="T69_35">impacto</text:span><text:span text:style-name="T69_36"><text:s/></text:span><text:span text:style-name="T69_37">e</text:span><text:span text:style-name="T69_38"><text:s/></text:span><text:span text:style-name="T69_39">custo</text:span><text:span text:style-name="T69_40"><text:s/></text:span><text:span text:style-name="T69_41">de</text:span><text:span text:style-name="T69_42"><text:s/></text:span><text:span text:style-name="T69_43">manutenção</text:span><text:span text:style-name="T69_44">,<text:s/></text:span><text:span text:style-name="T69_45">já</text:span><text:span text:style-name="T69_46"><text:s/></text:span><text:span text:style-name="T69_47">que</text:span><text:span text:style-name="T69_48"><text:s/></text:span><text:span text:style-name="T69_49">há</text:span><text:span text:style-name="T69_50"><text:s/></text:span><text:span text:style-name="T69_51">tempo</text:span><text:span text:style-name="T69_52"><text:s/></text:span><text:span text:style-name="T69_53">e</text:span><text:span text:style-name="T69_54"><text:s/></text:span><text:span text:style-name="T69_55">recursos</text:span><text:span text:style-name="T69_56"><text:s/></text:span><text:span text:style-name="T69_57">disponíveis</text:span><text:span text:style-name="T69_58"><text:s/></text:span><text:span text:style-name="T69_59">para</text:span><text:span text:style-name="T69_60"><text:s/></text:span><text:span text:style-name="T69_61">tal</text:span><text:span text:style-name="T69_62">.<text:s/></text:span><text:span text:style-name="T69_63">Será</text:span><text:span text:style-name="T69_64"><text:s/></text:span><text:span text:style-name="T69_65">solicitado</text:span><text:span text:style-name="T69_66"><text:s/></text:span><text:span text:style-name="T69_67">uma</text:span><text:span text:style-name="T69_68"><text:s/></text:span><text:span text:style-name="T69_69">análise</text:span><text:span text:style-name="T69_70"><text:s/></text:span><text:span text:style-name="T69_71">similar</text:span><text:span text:style-name="T69_72"><text:s/></text:span><text:span text:style-name="T69_73">a</text:span><text:span text:style-name="T69_74"><text:s/></text:span><text:span text:style-name="T69_75">esta</text:span><text:span text:style-name="T69_76"><text:s/></text:span><text:span text:style-name="T69_77">no</text:span><text:span text:style-name="T69_78"><text:s/></text:span><text:span text:style-name="T69_79">documento</text:span><text:span text:style-name="T69_80"><text:s/></text:span><text:span text:style-name="T69_81">recém</text:span><text:span text:style-name="T69_82">-</text:span><text:span text:style-name="T69_83">modificado</text:span><text:span text:style-name="T69_84">.</text:span></text:p>
      <text:p text:style-name="P70"/>
      <text:list text:style-name="LS1" xml:id="list6" text:continue-list="list0">
        <text:list-item>
          <text:h text:style-name="P71" text:outline-level="10"><text:bookmark-start text:name="h.juxspilj85xn"/><text:bookmark-end text:name="h.juxspilj85xn"/><text:span text:style-name="T71_1">Referências</text:span></text:h>
        </text:list-item>
      </text:list>
      <text:p text:style-name="P72"><text:span text:style-name="T72_1">O</text:span><text:span text:style-name="T72_2"><text:s/></text:span><text:span text:style-name="T72_3">Documento</text:span><text:span text:style-name="T72_4"><text:s/></text:span><text:span text:style-name="T72_5">de</text:span><text:span text:style-name="T72_6"><text:s/></text:span><text:span text:style-name="T72_7">Checklists</text:span><text:span text:style-name="T72_8"><text:s/></text:span><text:span text:style-name="T72_9">de</text:span><text:span text:style-name="T72_10"><text:s/></text:span><text:span text:style-name="T72_11">Verificação</text:span><text:span text:style-name="T72_12"><text:s/></text:span><text:span text:style-name="T72_13">e</text:span><text:span text:style-name="T72_14"><text:s/></text:span><text:span text:style-name="T72_15">Validação</text:span><text:span text:style-name="T72_16"><text:s/></text:span><text:span text:style-name="T72_17">foi</text:span><text:span text:style-name="T72_18"><text:s/></text:span><text:span text:style-name="T72_19">utilizado</text:span><text:span text:style-name="T72_20"><text:s/></text:span><text:span text:style-name="T72_21">como</text:span><text:span text:style-name="T72_22"><text:s/></text:span><text:span text:style-name="T72_23">base</text:span><text:span text:style-name="T72_24"><text:s/></text:span><text:span text:style-name="T72_25">para</text:span><text:span text:style-name="T72_26"><text:s/></text:span><text:span text:style-name="T72_27">encontrar</text:span><text:span text:style-name="T72_28"><text:s/></text:span><text:span text:style-name="T72_29">as</text:span><text:span text:style-name="T72_30"><text:s/></text:span><text:span text:style-name="T72_31">não</text:span><text:span text:style-name="T72_32">-</text:span><text:span text:style-name="T72_33">conformidades</text:span><text:span text:style-name="T72_34"><text:s/></text:span><text:span text:style-name="T72_35">relatas</text:span><text:span text:style-name="T72_36"><text:s/></text:span><text:span text:style-name="T72_37">por</text:span><text:span text:style-name="T72_38"><text:s/></text:span><text:span text:style-name="T72_39">este</text:span><text:span text:style-name="T72_40">.</text:span></text:p>
      <text:list text:style-name="LS1" xml:id="list7" text:continue-list="list0">
        <text:list-item>
          <text:h text:style-name="P73" text:outline-level="10"><text:bookmark-start text:name="h.7fvka4rnpdxf"/><text:bookmark-end text:name="h.7fvka4rnpdxf"/><text:span text:style-name="T73_1">Interessados</text:span></text:h>
        </text:list-item>
      </text:list>
      <text:p text:style-name="P74"/>
      <table:table table:style-name="Table3">
        <table:table-column table:style-name="Column7"/>
        <table:table-column table:style-name="Column8"/>
        <table:table-row table:style-name="Row13">
          <table:table-cell table:style-name="Cell33">
            <text:p text:style-name="P75"><text:span text:style-name="T75_1">Interessado</text:span></text:p>
          </table:table-cell>
          <table:table-cell table:style-name="Cell34">
            <text:p text:style-name="P76"><text:span text:style-name="T76_1">Comunicação</text:span></text:p>
          </table:table-cell>
        </table:table-row>
        <table:table-row table:style-name="Row14">
          <table:table-cell table:style-name="Cell35">
            <text:p text:style-name="P77"><text:span text:style-name="T77_1">Gerente</text:span><text:span text:style-name="T77_2"><text:s/></text:span><text:span text:style-name="T77_3">de</text:span><text:span text:style-name="T77_4"><text:s/></text:span><text:span text:style-name="T77_5">Projeto</text:span></text:p>
          </table:table-cell>
          <table:table-cell table:style-name="Cell36">
            <text:p text:style-name="P78"><text:span text:style-name="T78_1">Confirmada</text:span><text:span text:style-name="T78_2">.</text:span></text:p>
          </table:table-cell>
        </table:table-row>
        <table:table-row table:style-name="Row15">
          <table:table-cell table:style-name="Cell37">
            <text:p text:style-name="P79"><text:span text:style-name="T79_1">Equipe</text:span><text:span text:style-name="T79_2"><text:s/></text:span><text:span text:style-name="T79_3">de</text:span><text:span text:style-name="T79_4"><text:s/></text:span><text:span text:style-name="T79_5">Desenvolvimento</text:span></text:p>
          </table:table-cell>
          <table:table-cell table:style-name="Cell38">
            <text:p text:style-name="P80"><text:span text:style-name="T80_1">Confirmada</text:span><text:span text:style-name="T80_2">.</text:span></text:p>
          </table:table-cell>
        </table:table-row>
        <table:table-row table:style-name="Row16">
          <table:table-cell table:style-name="Cell39">
            <text:p text:style-name="P81"><text:span text:style-name="T81_1">Gerente</text:span><text:span text:style-name="T81_2"><text:s/></text:span><text:span text:style-name="T81_3">de</text:span><text:span text:style-name="T81_4"><text:s/></text:span><text:span text:style-name="T81_5">Requisitos</text:span></text:p>
          </table:table-cell>
          <table:table-cell table:style-name="Cell40">
            <text:p text:style-name="P82"><text:span text:style-name="T82_1">Confirmada</text:span><text:span text:style-name="T82_2">.</text:span>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size="16pt" style:font-size-asian="16pt" style:font-size-complex="16pt"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size="16pt" style:font-size-asian="16pt" style:font-size-complex="16pt"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